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3f176"/>
    </style:style>
    <style:style style:name="P2" style:family="paragraph" style:parent-style-name="Text_20_body">
      <style:text-properties officeooo:rsid="0003f176" officeooo:paragraph-rsid="0003f176"/>
    </style:style>
    <style:style style:name="P3" style:family="paragraph" style:parent-style-name="Text_20_body">
      <style:text-properties officeooo:rsid="00085909" officeooo:paragraph-rsid="00085909"/>
    </style:style>
    <style:style style:name="P4" style:family="paragraph" style:parent-style-name="Text_20_body">
      <style:text-properties officeooo:rsid="0008c8de" officeooo:paragraph-rsid="0008c8de"/>
    </style:style>
    <style:style style:name="P5" style:family="paragraph" style:parent-style-name="Text_20_body">
      <style:text-properties officeooo:rsid="000b4deb" officeooo:paragraph-rsid="000b4deb"/>
    </style:style>
    <style:style style:name="P6" style:family="paragraph" style:parent-style-name="Text_20_body">
      <style:text-properties officeooo:rsid="000d234f" officeooo:paragraph-rsid="000d234f"/>
    </style:style>
    <style:style style:name="P7" style:family="paragraph" style:parent-style-name="Text_20_body">
      <style:paragraph-properties fo:break-before="page"/>
      <style:text-properties officeooo:rsid="0003f176" officeooo:paragraph-rsid="0003f176"/>
    </style:style>
    <style:style style:name="P8" style:family="paragraph" style:parent-style-name="Heading_20_2">
      <style:paragraph-properties fo:break-before="page"/>
      <style:text-properties officeooo:rsid="00032fbf" officeooo:paragraph-rsid="00032fbf"/>
    </style:style>
    <style:style style:name="P9" style:family="paragraph" style:parent-style-name="Heading_20_2">
      <style:text-properties officeooo:rsid="0003f176" officeooo:paragraph-rsid="0003f176"/>
    </style:style>
    <style:style style:name="P10" style:family="paragraph" style:parent-style-name="Heading_20_2">
      <style:text-properties officeooo:paragraph-rsid="0003f176"/>
    </style:style>
    <style:style style:name="P11" style:family="paragraph" style:parent-style-name="Subtitle">
      <style:text-properties officeooo:rsid="00032fbf" officeooo:paragraph-rsid="00032fbf"/>
    </style:style>
    <style:style style:name="P12" style:family="paragraph" style:parent-style-name="Table_20_Contents">
      <style:text-properties officeooo:rsid="0003f176" officeooo:paragraph-rsid="0003f176"/>
    </style:style>
    <style:style style:name="P13" style:family="paragraph" style:parent-style-name="Table_20_Contents">
      <style:text-properties fo:font-weight="bold" officeooo:rsid="0003f176" officeooo:paragraph-rsid="0003f176" style:font-weight-asian="bold" style:font-weight-complex="bold"/>
    </style:style>
    <style:style style:name="P14" style:family="paragraph" style:parent-style-name="Heading_20_1">
      <style:paragraph-properties fo:break-before="page"/>
      <style:text-properties officeooo:rsid="0003f176" officeooo:paragraph-rsid="0003f176"/>
    </style:style>
    <style:style style:name="P15" style:family="paragraph" style:parent-style-name="Heading_20_1">
      <style:text-properties officeooo:rsid="0003f176" officeooo:paragraph-rsid="0003f176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032fbf"/>
    </style:style>
    <style:style style:name="T2" style:family="text">
      <style:text-properties officeooo:rsid="0003f176"/>
    </style:style>
    <style:style style:name="T3" style:family="text">
      <style:text-properties officeooo:rsid="0009bf0d"/>
    </style:style>
    <style:style style:name="T4" style:family="text">
      <style:text-properties officeooo:rsid="000b4deb"/>
    </style:style>
    <style:style style:name="T5" style:family="text">
      <style:text-properties officeooo:rsid="000d234f"/>
    </style:style>
    <style:style style:name="T6" style:family="text">
      <style:text-properties officeooo:rsid="000e1b37"/>
    </style:style>
    <style:style style:name="T7" style:family="text">
      <style:text-properties officeooo:rsid="0010194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<text:span text:style-name="T1">USRP Receiver Front End</text:span></text:p>
      <text:p text:style-name="P11">SuperDARN</text:p>
      <text:p text:style-name="P11">Revision 2.1</text:p>
      <text:h text:style-name="P8" text:outline-level="2"><text:bookmark-start text:name="__RefHeading___Toc964_151207495"/>Revision History<text:bookmark-end text:name="__RefHeading___Toc964_151207495"/></text:h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Revision</text:p>
          </table:table-cell>
          <table:table-cell table:style-name="Table2.A1" office:value-type="string">
            <text:p text:style-name="P13">Date</text:p>
          </table:table-cell>
          <table:table-cell table:style-name="Table2.D1" office:value-type="string">
            <text:p text:style-name="P13">Author</text:p>
          </table:table-cell>
        </table:table-row>
        <table:table-row>
          <table:table-cell table:style-name="Table2.A2" office:value-type="string">
            <text:p text:style-name="P12">Initial Document</text:p>
          </table:table-cell>
          <table:table-cell table:style-name="Table2.A2" office:value-type="string">
            <text:p text:style-name="P12">2.1</text:p>
          </table:table-cell>
          <table:table-cell table:style-name="Table2.A2" office:value-type="string">
            <text:p text:style-name="P12">6/25/2018</text:p>
          </table:table-cell>
          <table:table-cell table:style-name="Table2.D2" office:value-type="string">
            <text:p text:style-name="P12">Bryant Klug</text:p>
          </table:table-cell>
        </table:table-row>
      </table:table>
      <text:p text:style-name="P2"/>
      <text:p text:style-name="P7"><text:bookmark-start text:name="__RefHeading___Toc966_151207495"/><text:bookmark-end text:name="__RefHeading___Toc966_151207495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_Toc964_151207495" text:style-name="Index_20_Link" text:visited-style-name="Index_20_Link">Revision History<text:tab/>2</text:a></text:p>
          <text:p text:style-name="P17"><text:a xlink:type="simple" xlink:href="#__RefHeading___Toc966_151207495" text:style-name="Index_20_Link" text:visited-style-name="Index_20_Link">Table of Contents<text:tab/>3</text:a></text:p>
          <text:p text:style-name="P16"><text:a xlink:type="simple" xlink:href="#__RefHeading___Toc968_151207495" text:style-name="Index_20_Link" text:visited-style-name="Index_20_Link">Introduction<text:tab/>4</text:a></text:p>
          <text:p text:style-name="P17"><text:a xlink:type="simple" xlink:href="#__RefHeading___Toc970_151207495" text:style-name="Index_20_Link" text:visited-style-name="Index_20_Link">Purpose<text:tab/>4</text:a></text:p>
          <text:p text:style-name="P17"><text:a xlink:type="simple" xlink:href="#__RefHeading___Toc972_151207495" text:style-name="Index_20_Link" text:visited-style-name="Index_20_Link">Scope<text:tab/>4</text:a></text:p>
          <text:p text:style-name="P16"><text:a xlink:type="simple" xlink:href="#__RefHeading___Toc974_151207495" text:style-name="Index_20_Link" text:visited-style-name="Index_20_Link">Reference Documents<text:tab/>4</text:a></text:p>
          <text:p text:style-name="P16"><text:a xlink:type="simple" xlink:href="#__RefHeading___Toc976_151207495" text:style-name="Index_20_Link" text:visited-style-name="Index_20_Link">Overview<text:tab/>4</text:a></text:p>
          <text:p text:style-name="P17"><text:a xlink:type="simple" xlink:href="#__RefHeading___Toc978_151207495" text:style-name="Index_20_Link" text:visited-style-name="Index_20_Link">Requirements<text:tab/>4</text:a></text:p>
          <text:p text:style-name="P17"><text:a xlink:type="simple" xlink:href="#__RefHeading___Toc980_151207495" text:style-name="Index_20_Link" text:visited-style-name="Index_20_Link">Constraints<text:tab/>4</text:a></text:p>
          <text:p text:style-name="P17"><text:a xlink:type="simple" xlink:href="#__RefHeading___Toc982_151207495" text:style-name="Index_20_Link" text:visited-style-name="Index_20_Link">Concept of Operation<text:tab/>4</text:a></text:p>
          <text:p text:style-name="P17"><text:a xlink:type="simple" xlink:href="#__RefHeading___Toc984_151207495" text:style-name="Index_20_Link" text:visited-style-name="Index_20_Link">System Components<text:tab/>4</text:a></text:p>
          <text:p text:style-name="P17"><text:a xlink:type="simple" xlink:href="#__RefHeading___Toc986_151207495" text:style-name="Index_20_Link" text:visited-style-name="Index_20_Link">Items of Concern<text:tab/>4</text:a></text:p>
        </text:index-body>
      </text:table-of-content>
      <text:p text:style-name="P1"/>
      <text:h text:style-name="P14" text:outline-level="1"><text:bookmark-start text:name="__RefHeading___Toc968_151207495"/>Introduction<text:bookmark-end text:name="__RefHeading___Toc968_151207495"/></text:h>
      <text:h text:style-name="P9" text:outline-level="2"><text:bookmark-start text:name="__RefHeading___Toc970_151207495"/>Purpose<text:bookmark-end text:name="__RefHeading___Toc970_151207495"/></text:h>
      <text:p text:style-name="P3">The receiver front end board sits between the USRP and the <text:span text:style-name="T4">power divider</text:span> and is used to amplify the signal for the USRPs.</text:p>
      <text:h text:style-name="P9" text:outline-level="2"><text:bookmark-start text:name="__RefHeading___Toc972_151207495"/>Scope<text:bookmark-end text:name="__RefHeading___Toc972_151207495"/></text:h>
      <text:h text:style-name="P15" text:outline-level="1"><text:bookmark-start text:name="__RefHeading___Toc974_151207495"/>Reference Documents<text:bookmark-end text:name="__RefHeading___Toc974_151207495"/></text:h>
      <text:h text:style-name="P15" text:outline-level="1"><text:bookmark-start text:name="__RefHeading___Toc976_151207495"/>Overview<text:bookmark-end text:name="__RefHeading___Toc976_151207495"/></text:h>
      <text:h text:style-name="P9" text:outline-level="2"><text:bookmark-start text:name="__RefHeading___Toc978_151207495"/>Requirements<text:bookmark-end text:name="__RefHeading___Toc978_151207495"/></text:h>
      <text:p text:style-name="P5">The SuperDARN operates in the HF band, between 8-20 MHz. Therefore all components need to operate in this range.</text:p>
      <text:h text:style-name="P9" text:outline-level="2"><text:bookmark-start text:name="__RefHeading___Toc980_151207495"/>Constraints<text:bookmark-end text:name="__RefHeading___Toc980_151207495"/></text:h>
      <text:h text:style-name="P10" text:outline-level="2"><text:bookmark-start text:name="__RefHeading___Toc982_151207495"/><text:span text:style-name="T2">Concept of Operation</text:span><text:bookmark-end text:name="__RefHeading___Toc982_151207495"/></text:h>
      <text:p text:style-name="P4">There are <text:span text:style-name="T5">three</text:span> amplifiers and one attenuator in the RF path. <text:span text:style-name="T3">Each amplifier provides about 15.5 dB of gain.</text:span> Two of the amplifiers can be removed from the RF path <text:span text:style-name="T3">through the AMPxn_CTRL lines. <text:s/>The attenuator is variable and can provide 0-31.2 dB of attenuation in 0.5 dB steps. The attenuator is controlled by SPI (Serial) through the USRP.</text:span></text:p>
      <text:p text:style-name="P6">There are three PIN limiters, one at the beginning, middle, and end of the receive line. <text:span text:style-name="T6">(However it is not clear if these are necessary or even work at this low of frequency.)</text:span></text:p>
      <text:p text:style-name="P6">The transmit line <text:span text:style-name="T7">is routed directly to the phasing matrix. The receiver can be routed through the receiver path or it can be routed through the transmit path (for McMurdo).</text:span></text:p>
      <text:h text:style-name="P9" text:outline-level="2"><text:bookmark-start text:name="__RefHeading___Toc984_151207495"/>System Components<text:bookmark-end text:name="__RefHeading___Toc984_151207495"/></text:h>
      <text:h text:style-name="P9" text:outline-level="2"><text:bookmark-start text:name="__RefHeading___Toc986_151207495"/>Items of Concern<text:bookmark-end text:name="__RefHeading___Toc986_15120749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0:13:10.696735707</meta:creation-date>
    <dc:date>2018-06-26T16:17:15.432889652</dc:date>
    <meta:editing-duration>PT40M46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4" meta:paragraph-count="40" meta:word-count="235" meta:character-count="1379" meta:non-whitespace-character-count="1183"/>
  </office:meta>
</office:document-meta>
</file>